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paloaltonetworks.com/services/education/cortex-xdr" text:style-name="Internet_20_link" text:visited-style-name="Visited_20_Internet_20_Link">https://www.paloaltonetworks.com/services/education/cortex-xdr</text:a></text:p>
      <text:p text:style-name="Standard"/>
      <text:p text:style-name="Standard"><text:a xlink:type="simple" xlink:href="https://beacon.paloaltonetworks.com/student/collection/666205-cortex-xdr?sid=5e2270df-2e55-48f7-8d42-e25de5ae6ced&amp;sid_i=17" text:style-name="Internet_20_link" text:visited-style-name="Visited_20_Internet_20_Link">https://beacon.paloaltonetworks.com/student/collection/666205-cortex-xdr?sid=5e2270df-2e55-48f7-8d42-e25de5ae6ced&amp;sid_i=17</text:a></text:p>
      <text:p text:style-name="Standard"/>
      <text:p text:style-name="Standard"><text:a xlink:type="simple" xlink:href="https://www.paloaltonetworks.com/services/education/palo-alto-networks-certified-detection-and-remediation-analyst" text:style-name="Internet_20_link" text:visited-style-name="Visited_20_Internet_20_Link">https://www.paloaltonetworks.com/services/education/palo-alto-networks-certified-detection-and-remediation-analyst</text:a></text:p>
      <text:p text:style-name="Standard"/>
      <text:p text:style-name="Standard"><text:a xlink:type="simple" xlink:href="https://www.paloaltonetworks.com/content/dam/pan/en_US/assets/pdf/datasheets/education/pcdra-blueprint.pdf" text:style-name="Internet_20_link" text:visited-style-name="Visited_20_Internet_20_Link">https://www.paloaltonetworks.com/content/dam/pan/en_US/assets/pdf/datasheets/education/pcdra-blueprint.pdf</text:a></text:p>
      <text:p text:style-name="Standard"/>
      <text:p text:style-name="Standard"/>
      <text:p text:style-name="Standard">....................</text:p>
      <text:p text:style-name="Standard"/>
      <text:p text:style-name="Standard"/>
      <text:p text:style-name="Standard"><text:a xlink:type="simple" xlink:href="https://www.securityweek.com/iranian-hackers-target-middle-east-entities-with-new-windows-kernel-driver/" text:style-name="Internet_20_link" text:visited-style-name="Visited_20_Internet_20_Link">https://www.securityweek.com/iranian-hackers-target-middle-east-entities-with-new-windows-kernel-driver/</text:a></text:p>
      <text:p text:style-name="Standard"/>
      <text:p text:style-name="Standard"><text:a xlink:type="simple" xlink:href="https://www.trendmicro.com/en_us/research/23/e/blackcat-ransomware-deploys-new-signed-kernel-driver.html" text:style-name="Internet_20_link" text:visited-style-name="Visited_20_Internet_20_Link">https://www.trendmicro.com/en_us/research/23/e/blackcat-ransomware-deploys-new-signed-kernel-driver.html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15:19:49.429976924</meta:creation-date>
    <dc:date>2023-05-24T17:32:30.279547519</dc:date>
    <meta:editing-duration>PT11M3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" meta:character-count="632" meta:non-whitespace-character-count="632"/>
  </office:meta>
</office:document-meta>
</file>